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4c7dc" draw:textarea-horizontal-align="justify" draw:textarea-vertical-align="middle" draw:auto-grow-height="false" fo:min-height="13.718cm" fo:min-width="13.49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416cm"/>
    </style:style>
    <style:style style:name="gr3" style:family="graphic" style:parent-style-name="standard">
      <style:graphic-properties svg:stroke-width="0.2cm" draw:marker-start="Arrow" draw:marker-start-width="0.5cm" draw:marker-end="Arrow" draw:marker-end-width="0.5cm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4.689cm" fo:min-width="8.458cm"/>
    </style:style>
    <style:style style:name="gr5" style:family="graphic" style:parent-style-name="standard">
      <style:graphic-properties svg:stroke-width="0.1cm" svg:stroke-color="#3465a4" draw:marker-start="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3465a4" draw:marker-end="Arrow" draw:marker-end-width="0.3cm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3465a4" draw:marker-start="Arrow" draw:marker-start-width="0.35cm" draw:marker-end-width="0.35cm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3465a4" draw:marker-start="Arrow" draw:marker-start-width="0.35cm" draw:marker-end="" draw:marker-end-width="0.35cm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9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6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b4c7dc"/>
      <style:paragraph-properties fo:text-align="center" style:writing-mode="lr-tb"/>
      <style:text-properties fo:font-size="24pt" style:font-size-asian="24pt" style:font-size-complex="24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cccccc"/>
      <style:paragraph-properties fo:text-align="center" style:writing-mode="lr-tb"/>
      <style:text-properties fo:font-size="24pt" style:font-size-asian="24pt" style:font-size-complex="24pt"/>
    </style:style>
    <style:style style:name="P7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3.997cm" svg:height="13.968cm" svg:x="1.951cm" svg:y="11.706cm">
          <draw:glue-point draw:id="4" svg:x="5cm" svg:y="2.157cm"/>
          <draw:glue-point draw:id="5" svg:x="4.993cm" svg:y="-2.158cm"/>
          <draw:glue-point draw:id="6" svg:x="5cm" svg:y="-1.441cm"/>
          <draw:glue-point draw:id="7" svg:x="5cm" svg:y="1.427cm"/>
          <draw:glue-point draw:id="8" svg:x="5cm" svg:y="-0.723cm"/>
          <draw:glue-point draw:id="9" svg:x="5cm" svg:y="0.723cm"/>
          <draw:glue-point draw:id="10" svg:x="-3.553cm" svg:y="4.975cm"/>
          <draw:glue-point draw:id="11" svg:x="-2.145cm" svg:y="5cm"/>
          <draw:glue-point draw:id="12" svg:x="-0.708cm" svg:y="5cm"/>
          <draw:glue-point draw:id="13" svg:x="0.718cm" svg:y="5cm"/>
          <draw:glue-point draw:id="14" svg:x="5cm" svg:y="-2.875cm"/>
          <draw:glue-point draw:id="15" svg:x="5cm" svg:y="-3.619cm"/>
          <draw:glue-point draw:id="16" svg:x="5cm" svg:y="-4.33cm"/>
          <draw:glue-point draw:id="17" svg:x="4.283cm" svg:y="-4.985cm"/>
          <draw:glue-point draw:id="18" svg:x="5cm" svg:y="2.861cm"/>
          <draw:glue-point draw:id="19" svg:x="5cm" svg:y="3.605cm"/>
          <draw:glue-point draw:id="20" svg:x="4.275cm" svg:y="5cm"/>
          <draw:glue-point draw:id="21" svg:x="5cm" svg:y="4.309cm"/>
          <draw:glue-point draw:id="22" svg:x="2.889cm" svg:y="5cm"/>
          <draw:glue-point draw:id="23" svg:x="3.566cm" svg:y="5cm"/>
          <text:p text:style-name="P1"><text:span text:style-name="T1">IOb-U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1.916cm" svg:height="1.195cm" svg:x="6.986cm" svg:y="8.63cm">
          <draw:text-box>
            <text:p text:style-name="P3"><text:span text:style-name="T2">IOb</text:span></text:p>
          </draw:text-box>
        </draw:frame>
        <draw:connector draw:style-name="gr3" draw:text-style-name="P5" draw:layer="layout" svg:x1="8.981cm" svg:y1="6.265cm" svg:x2="8.949cm" svg:y2="11.635cm" draw:start-shape="id1" draw:start-glue-point="2" svg:d="M8981 6265v2935h-32v2435" svg:viewBox="0 0 33 5371">
          <text:p/>
        </draw:connector>
        <draw:custom-shape draw:style-name="gr4" draw:text-style-name="P6" xml:id="id1" draw:id="id1" draw:layer="layout" svg:width="8.958cm" svg:height="4.939cm" svg:x="4.502cm" svg:y="1.326cm">
          <draw:glue-point draw:id="4" svg:x="2.175cm" svg:y="5.001cm"/>
          <text:p text:style-name="P1"><text:span text:style-name="T1">32/64-bit CPU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svg:x1="23.049cm" svg:y1="16.685cm" svg:x2="15.947cm" svg:y2="16.678cm" draw:end-shape="id2" draw:end-glue-point="6" svg:d="M23049 16685h-3300v-7h-3802" svg:viewBox="0 0 7103 8">
          <text:p/>
        </draw:connector>
        <draw:connector draw:style-name="gr6" draw:text-style-name="P5" draw:layer="layout" svg:x1="15.947cm" svg:y1="14.675cm" svg:x2="23.049cm" svg:y2="14.665cm" draw:start-shape="id2" draw:start-glue-point="14" svg:d="M15947 14675h3802v-10h3300" svg:viewBox="0 0 7103 11">
          <text:p/>
        </draw:connector>
        <draw:connector draw:style-name="gr7" draw:text-style-name="P5" draw:layer="layout" svg:x1="23.001cm" svg:y1="20.678cm" svg:x2="15.947cm" svg:y2="20.683cm" draw:end-shape="id2" draw:end-glue-point="7" svg:d="M23001 20678h-3276v5h-3778" svg:viewBox="0 0 7055 6">
          <text:p/>
        </draw:connector>
        <draw:connector draw:style-name="gr8" draw:text-style-name="P5" draw:layer="layout" svg:x1="15.948cm" svg:y1="18.69cm" svg:x2="22.998cm" svg:y2="18.69cm" draw:start-shape="id2" draw:start-glue-point="1" svg:d="M15948 18690h7050" svg:viewBox="0 0 7051 1">
          <text:p/>
        </draw:connector>
        <draw:frame draw:style-name="gr9" draw:text-style-name="P7" draw:layer="layout" svg:width="2.97cm" svg:height="0.962cm" svg:x="15.886cm" svg:y="15.731cm">
          <draw:text-box>
            <text:p>rxd</text:p>
          </draw:text-box>
        </draw:frame>
        <draw:frame draw:style-name="gr10" draw:text-style-name="P7" draw:layer="layout" svg:width="3.004cm" svg:height="0.962cm" svg:x="15.886cm" svg:y="19.731cm">
          <draw:text-box>
            <text:p>rts</text:p>
          </draw:text-box>
        </draw:frame>
        <draw:frame draw:style-name="gr11" draw:text-style-name="P7" draw:layer="layout" svg:width="3.393cm" svg:height="0.962cm" svg:x="15.886cm" svg:y="17.731cm">
          <draw:text-box>
            <text:p>cts</text:p>
          </draw:text-box>
        </draw:frame>
        <draw:frame draw:style-name="gr12" draw:text-style-name="P7" draw:layer="layout" svg:width="3.36cm" svg:height="0.962cm" svg:x="15.887cm" svg:y="13.731cm">
          <draw:text-box>
            <text:p>tx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cm" fo:page-height="2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9T17:27:12.558650166</meta:creation-date>
    <dc:date>2022-03-04T20:03:39.375511212</dc:date>
    <meta:editing-duration>PT15H59M11S</meta:editing-duration>
    <meta:editing-cycles>48</meta:editing-cycles>
    <meta:generator>LibreOffice/6.0.7.3$Linux_X86_64 LibreOffice_project/00m0$Build-3</meta:generator>
    <meta:document-statistic meta:object-count="12"/>
  </office:meta>
</office:document-meta>
</file>